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392cm" style:rel-column-width="2490*"/>
    </style:style>
    <style:style style:name="Table1.B" style:family="table-column">
      <style:table-column-properties style:column-width="12.607cm" style:rel-column-width="7147*"/>
    </style:style>
    <style:style style:name="Table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00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ahoma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ahoma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Tahoma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ahoma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IVE Day</text:p>
      <text:p text:style-name="P6">Week commencing 1<text:span text:style-name="T1">st</text:span> November 2010</text:p>
      <text:p text:style-name="P2"/>
      <text:p text:style-name="P2">Students will be working in pairs to create an electronic presentation relating to China, collating evidence and using skills developed across all curriculum areas (Geography, Drama, ICT, Maths, Science).</text:p>
      <text:p text:style-name="P2"/>
      <text:p text:style-name="P2">Students can choose their partner and decide on the focus of their project. <text:s/>It is fine for students to focus on one specific aspect they really enjoyed or look at the whole Drive curriculum. <text:s/>The aim of the day is reflection. </text:p>
      <text:p text:style-name="P2"/>
      <text:p text:style-name="P4">Resources Needed:</text:p>
      <text:list xml:id="list36353609" text:style-name="L1">
        <text:list-item>
          <text:p text:style-name="P3">Will need access to 15 machines per session</text:p>
        </text:list-item>
        <text:list-item>
          <text:p text:style-name="P3">FLIP cameras (our ten and EBs ten)</text:p>
        </text:list-item>
        <text:list-item>
          <text:p text:style-name="P3">DRIVE Folders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eriod</text:p>
          </table:table-cell>
          <table:table-cell table:style-name="Table1.B1" office:value-type="string">
            <text:p text:style-name="P8">Tasks</text:p>
          </table:table-cell>
        </table:table-row>
        <table:table-row>
          <table:table-cell table:style-name="Table1.A2" office:value-type="string">
            <text:p text:style-name="P9">1 to 5</text:p>
          </table:table-cell>
          <table:table-cell table:style-name="Table1.B2" office:value-type="string">
            <text:p text:style-name="P7">First task (in period one) – shars success criteria and outline day. <text:s/></text:p>
            <text:p text:style-name="P7"/>
            <text:p text:style-name="P8">ALL CLASSES TO DISPLAY SUCCESS CRITERIA THROUGHOUT THE DAY</text:p>
            <text:p text:style-name="P7"/>
            <text:p text:style-name="P7">Working in partners with laptop putting presentations together</text:p>
            <text:p text:style-name="P7"/>
            <text:p text:style-name="P7">Teacher acts as facilitator – questioning, challenging ans offering suggestions to pairs.</text:p>
            <text:p text:style-name="P7"/>
            <text:p text:style-name="P7">Will need freedom to gather the resources they need (for example, fetch the masks form Drama to photograph)</text:p>
            <text:p text:style-name="P7"/>
            <text:p text:style-name="P7">Students will also need time in these lessons to practice – who will say what, who will press buttons etc</text:p>
          </table:table-cell>
        </table:table-row>
        <table:table-row>
          <table:table-cell table:style-name="Table1.A3" office:value-type="float" office:value="6">
            <text:p text:style-name="P9">6</text:p>
          </table:table-cell>
          <table:table-cell table:style-name="Table1.B2" office:value-type="string">
            <text:p text:style-name="P7">Divide class into three groups (each with three or four pairs in each)</text:p>
            <text:p text:style-name="P7"/>
            <text:p text:style-name="P7">Take turns to show groups presentations. <text:s/>Other groups will peer assess using success criteria provided.</text:p>
            <text:p text:style-name="P7"/>
            <text:p text:style-name="P7">Last ten minutes, students reflection time using standard reflection form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9T16:22:13.05</meta:creation-date>
    <dc:date>2010-10-19T16:34:56.26</dc:date>
    <meta:editing-duration>PT00H12M50S</meta:editing-duration>
    <meta:editing-cycles>7</meta:editing-cycles>
    <meta:generator>StarOffice/9$Win32 OpenOffice.org_project/310m11$Build-9399</meta:generator>
    <meta:document-statistic meta:table-count="1" meta:image-count="0" meta:object-count="0" meta:page-count="1" meta:paragraph-count="21" meta:word-count="222" meta:character-count="1339"/>
  </office:meta>
</office:document-meta>
</file>